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Noto Sans"/>
    </style:style>
    <style:style style:name="ce7" style:family="table-cell" style:parent-style-name="Default" style:data-style-name="N0">
      <style:text-properties style:font-name="Noto Sans"/>
    </style:style>
    <style:style style:name="ce8" style:family="table-cell" style:parent-style-name="Default" style:data-style-name="N109">
      <style:table-cell-properties style:text-align-source="fix" style:repeat-content="false" style:vertical-align="automatic"/>
      <style:paragraph-properties fo:text-align="center"/>
      <style:text-properties style:font-name="Noto Sans"/>
    </style:style>
    <style:style style:name="ce9" style:family="table-cell" style:parent-style-name="Default" style:data-style-name="N2">
      <style:text-properties style:font-name="Noto Sans"/>
    </style:style>
    <style:style style:name="ce10" style:family="table-cell" style:parent-style-name="Default">
      <style:text-properties style:font-name="Noto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3" table:number-columns-repeated="1016" table:default-cell-style-name="ce7"/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4" office:value-type="float" office:value="2.495" calcext:value-type="float">
            <text:p>2.49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9" office:value-type="float" office:value="48.3" calcext:value-type="float">
            <text:p>48.3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58.7" calcext:value-type="float">
            <text:p>58.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101.59" calcext:value-type="float">
            <text:p>101.59</text:p>
          </table:table-cell>
          <table:table-cell office:value-type="float" office:value="2.5" calcext:value-type="float">
            <text:p>2.5</text:p>
          </table:table-cell>
          <table:table-cell office:value-type="float" office:value="107.02" calcext:value-type="float">
            <text:p>107.02</text:p>
          </table:table-cell>
          <table:table-cell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35.36" calcext:value-type="float">
            <text:p>135.36</text:p>
          </table:table-cell>
          <table:table-cell office:value-type="float" office:value="2" calcext:value-type="float">
            <text:p>2</text:p>
          </table:table-cell>
          <table:table-cell office:value-type="float" office:value="139.63" calcext:value-type="float">
            <text:p>139.6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61.72" calcext:value-type="float">
            <text:p>161.72</text:p>
          </table:table-cell>
          <table:table-cell office:value-type="float" office:value="1.5" calcext:value-type="float">
            <text:p>1.5</text:p>
          </table:table-cell>
          <table:table-cell office:value-type="float" office:value="164.65" calcext:value-type="float">
            <text:p>164.65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83.72" calcext:value-type="float">
            <text:p>183.72</text:p>
          </table:table-cell>
          <table:table-cell office:value-type="float" office:value="1.5" calcext:value-type="float">
            <text:p>1.5</text:p>
          </table:table-cell>
          <table:table-cell office:value-type="float" office:value="185.69" calcext:value-type="float">
            <text:p>185.69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8" office:value-type="float" office:value="4.19" calcext:value-type="float">
            <text:p>4.190</text:p>
          </table:table-cell>
          <table:table-cell table:style-name="ce8" office:value-type="float" office:value="0.01" calcext:value-type="float">
            <text:p>0.010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9" office:value-type="float" office:value="43.85" calcext:value-type="float">
            <text:p>43.85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2.07" calcext:value-type="float">
            <text:p>62.0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99.09" calcext:value-type="float">
            <text:p>99.09</text:p>
          </table:table-cell>
          <table:table-cell office:value-type="float" office:value="3" calcext:value-type="float">
            <text:p>3</text:p>
          </table:table-cell>
          <table:table-cell office:value-type="float" office:value="108.51" calcext:value-type="float">
            <text:p>108.5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34.89" calcext:value-type="float">
            <text:p>134.89</text:p>
          </table:table-cell>
          <table:table-cell office:value-type="float" office:value="3" calcext:value-type="float">
            <text:p>3</text:p>
          </table:table-cell>
          <table:table-cell office:value-type="float" office:value="140.23" calcext:value-type="float">
            <text:p>140.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60.43" calcext:value-type="float">
            <text:p>160.43</text:p>
          </table:table-cell>
          <table:table-cell office:value-type="float" office:value="1.5" calcext:value-type="float">
            <text:p>1.5</text:p>
          </table:table-cell>
          <table:table-cell office:value-type="float" office:value="165.42" calcext:value-type="float">
            <text:p>165.42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82.71" calcext:value-type="float">
            <text:p>182.71</text:p>
          </table:table-cell>
          <table:table-cell office:value-type="float" office:value="1.5" calcext:value-type="float">
            <text:p>1.5</text:p>
          </table:table-cell>
          <table:table-cell office:value-type="float" office:value="187.02" calcext:value-type="float">
            <text:p>187.02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4" office:value-type="float" office:value="5.662" calcext:value-type="float">
            <text:p>5.662</text:p>
          </table:table-cell>
          <table:table-cell table:style-name="ce8" office:value-type="float" office:value="0.01" calcext:value-type="float">
            <text:p>0.010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39.26" calcext:value-type="float">
            <text:p>39.2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4.7" calcext:value-type="float">
            <text:p>64.7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97.88" calcext:value-type="float">
            <text:p>97.8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10.7" calcext:value-type="float">
            <text:p>110.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32.59" calcext:value-type="float">
            <text:p>132.59</text:p>
          </table:table-cell>
          <table:table-cell office:value-type="float" office:value="3" calcext:value-type="float">
            <text:p>3</text:p>
          </table:table-cell>
          <table:table-cell office:value-type="float" office:value="141.91" calcext:value-type="float">
            <text:p>141.9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59.59" calcext:value-type="float">
            <text:p>159.59</text:p>
          </table:table-cell>
          <table:table-cell office:value-type="float" office:value="2" calcext:value-type="float">
            <text:p>2</text:p>
          </table:table-cell>
          <table:table-cell office:value-type="float" office:value="166.79" calcext:value-type="float">
            <text:p>166.7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81.31" calcext:value-type="float">
            <text:p>181.31</text:p>
          </table:table-cell>
          <table:table-cell office:value-type="float" office:value="1.5" calcext:value-type="float">
            <text:p>1.5</text:p>
          </table:table-cell>
          <table:table-cell office:value-type="float" office:value="188.77" calcext:value-type="float">
            <text:p>188.77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4" office:value-type="float" office:value="7.01" calcext:value-type="float">
            <text:p>7.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35.45" calcext:value-type="float">
            <text:p>35.45</text:p>
          </table:table-cell>
          <table:table-cell office:value-type="float" office:value="6" calcext:value-type="float">
            <text:p>6</text:p>
          </table:table-cell>
          <table:table-cell office:value-type="float" office:value="66.38" calcext:value-type="float">
            <text:p>66.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96.26" calcext:value-type="float">
            <text:p>96.26</text:p>
          </table:table-cell>
          <table:table-cell office:value-type="float" office:value="3" calcext:value-type="float">
            <text:p>3</text:p>
          </table:table-cell>
          <table:table-cell office:value-type="float" office:value="111.61" calcext:value-type="float">
            <text:p>111.6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30.98" calcext:value-type="float">
            <text:p>130.98</text:p>
          </table:table-cell>
          <table:table-cell office:value-type="float" office:value="2" calcext:value-type="float">
            <text:p>2</text:p>
          </table:table-cell>
          <table:table-cell office:value-type="float" office:value="143.36" calcext:value-type="float">
            <text:p>143.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58.46" calcext:value-type="float">
            <text:p>158.46</text:p>
          </table:table-cell>
          <table:table-cell office:value-type="float" office:value="2" calcext:value-type="float">
            <text:p>2</text:p>
          </table:table-cell>
          <table:table-cell office:value-type="float" office:value="168.27" calcext:value-type="float">
            <text:p>168.27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80.88" calcext:value-type="float">
            <text:p>180.88</text:p>
          </table:table-cell>
          <table:table-cell office:value-type="float" office:value="1.5" calcext:value-type="float">
            <text:p>1.5</text:p>
          </table:table-cell>
          <table:table-cell office:value-type="float" office:value="189.16" calcext:value-type="float">
            <text:p>189.16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4" office:value-type="float" office:value="8.78" calcext:value-type="float">
            <text:p>8.7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30.79" calcext:value-type="float">
            <text:p>30.79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69.88" calcext:value-type="float">
            <text:p>69.88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94.15" calcext:value-type="float">
            <text:p>94.1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13.33" calcext:value-type="float">
            <text:p>113.3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29.67" calcext:value-type="float">
            <text:p>129.67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44.56" calcext:value-type="float">
            <text:p>144.56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4"/>
          <table:table-cell table:number-columns-repeated="1011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57.19" calcext:value-type="float">
            <text:p>157.19</text:p>
          </table:table-cell>
          <table:table-cell office:value-type="float" office:value="2" calcext:value-type="float">
            <text:p>2</text:p>
          </table:table-cell>
          <table:table-cell office:value-type="float" office:value="168.98" calcext:value-type="float">
            <text:p>168.9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79.64" calcext:value-type="float">
            <text:p>179.64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190.1" calcext:value-type="float">
            <text:p>190.10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00-00-00</text:date>, <text:time style:data-style-name="N2" text:time-value="08:21:24.184039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Yudong Sun</meta:initial-creator>
    <meta:creation-date>2021-08-18T17:55:51Z</meta:creation-date>
    <dc:date>2021-08-19T09:00:43.163190266</dc:date>
    <meta:editing-duration>PT45M8S</meta:editing-duration>
    <meta:editing-cycles>4</meta:editing-cycles>
    <dc:creator>Yudong Sun</dc:creator>
    <meta:document-statistic meta:table-count="1" meta:cell-count="180" meta:object-count="0"/>
  </office:meta>
</office:document-meta>
</file>